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3.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ap20211122.tsv" table:style-name="ta-0" table:print="true">
        <office:forms form:automatic-focus="false" form:apply-design-mode="false">
          <form:form/>
        </office:forms>
        <table:table-column table:style-name="ACOL-0" table:number-columns-repeated="8"/>
        <table:table-column table:style-name="ACOL-0" table:number-columns-repeated="248"/>
        <table:table-row table:style-name="AROW-0">
          <table:table-cell table:style-name="Gnumeric-default" office:value-type="string">
            <text:p>CAT</text:p>
          </table:table-cell>
          <table:table-cell table:style-name="Gnumeric-default" office:value-type="string">
            <text:p>NAME</text:p>
          </table:table-cell>
          <table:table-cell table:style-name="Gnumeric-default" office:value-type="string">
            <text:p>CODE</text:p>
          </table:table-cell>
          <table:table-cell table:style-name="Gnumeric-default" office:value-type="string">
            <text:p>#INF</text:p>
          </table:table-cell>
          <table:table-cell table:style-name="Gnumeric-default" office:value-type="string">
            <text:p>#OUTF</text:p>
          </table:table-cell>
          <table:table-cell table:style-name="Gnumeric-default" office:value-type="string">
            <text:p>INFLOWS</text:p>
          </table:table-cell>
          <table:table-cell table:style-name="Gnumeric-default" office:value-type="string">
            <text:p>OUTFLOWS</text:p>
          </table:table-cell>
          <table:table-cell table:style-name="Gnumeric-default" office:value-type="string">
            <text:p>CASCAD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INDUSTRIAL</text:p>
          </table:table-cell>
          <table:table-cell table:number-columns-repeated="255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Unsustainable Harvesting</text:p>
          </table:table-cell>
          <table:table-cell table:style-name="Gnumeric-default" office:value-type="string">
            <text:p>UNS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string">
            <text:p>MAR</text:p>
          </table:table-cell>
          <table:table-cell table:style-name="Gnumeric-default" office:value-type="string">
            <text:p>CHE,INE,NIT,FRE,LAN</text:p>
          </table:table-cell>
          <table:table-cell table:style-name="Gnumeric-default" office:value-type="string">
            <text:p>HEA, BIO, FOO, ENE, CLE, COM, LOW, SOC, AFF, POL, UNR, SPR, LAB, ECO, DIS, SYS, INF, MON, IND, MAR, AIR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Polluting Industry</text:p>
          </table:table-cell>
          <table:table-cell table:style-name="Gnumeric-default" office:value-type="string">
            <text:p>IND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MAR,MON</text:p>
          </table:table-cell>
          <table:table-cell table:style-name="Gnumeric-default" office:value-type="string">
            <text:p>INE,CHE,AIR</text:p>
          </table:table-cell>
          <table:table-cell table:style-name="Gnumeric-default" office:value-type="string">
            <text:p>BIO, FRE, HEA, FOO, CLE, LOW, ENE, AFF, SOC, POL, UNR, COM, SPR, LAN, LAB, ECO, DIS, INF, SYS, MON, MAR, UNS, NIT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Fossil Fuel Dependency</text:p>
          </table:table-cell>
          <table:table-cell table:style-name="Gnumeric-default" office:value-type="string">
            <text:p>FO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/>
          <table:table-cell table:style-name="Gnumeric-default" office:value-type="string">
            <text:p>NIT,CHE,CLI,OCE</text:p>
          </table:table-cell>
          <table:table-cell table:style-name="Gnumeric-default" office:value-type="string">
            <text:p>BIO, LAN, SOC, FRE, HEA, ENE, FOO, POL, CLE, UNR, LOW, COM, AFF, SPR, LAB, INE, DIS, ECO, SYS, INF, MON, MAR, IND, AIR, UNS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prawl</text:p>
          </table:table-cell>
          <table:table-cell table:style-name="Gnumeric-default" office:value-type="string">
            <text:p>SPR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AFF</text:p>
          </table:table-cell>
          <table:table-cell table:style-name="Gnumeric-default" office:value-type="string">
            <text:p>LAN,INE,AFF</text:p>
          </table:table-cell>
          <table:table-cell table:style-name="Gnumeric-default" office:value-type="string">
            <text:p>BIO, UNR, FOO, POL, SOC, COM, HEA, LAB, LOW, ECO, DIS, INF, SYS, MON, MAR, IND, UNS, CHE, AIR, NIT, FRE, ENE, CL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ECONOMIC</text:p>
          </table:table-cell>
          <table:table-cell table:number-columns-repeated="255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Inflation</text:p>
          </table:table-cell>
          <table:table-cell table:style-name="Gnumeric-default" office:value-type="string">
            <text:p>INF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ECO,SYS</text:p>
          </table:table-cell>
          <table:table-cell table:style-name="Gnumeric-default" office:value-type="string">
            <text:p>ECO</text:p>
          </table:table-cell>
          <table:table-cell table:style-name="Gnumeric-default" office:value-type="string">
            <text:p>SOC, SYS, AFF, LOW, SPR, COM, INE, UNR, POL, MON, IND, LAB, HEA, LAN, MAR, FOO, DIS, CHE, BIO, UNS, AIR, NIT, FRE, CLE, EN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Monopoly</text:p>
          </table:table-cell>
          <table:table-cell table:style-name="Gnumeric-default" office:value-type="string">
            <text:p>MON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string">
            <text:p>SYS</text:p>
          </table:table-cell>
          <table:table-cell table:style-name="Gnumeric-default" office:value-type="string">
            <text:p>MAR,IND,INE,SYS,LAB</text:p>
          </table:table-cell>
          <table:table-cell table:style-name="Gnumeric-default" office:value-type="string">
            <text:p>CHE, POL, UNR, HEA, UNS, ECO, AIR, INF, SOC, LOW, DIS, FRE, LAN, COM, AFF, BIO, NIT, SPR, FOO, CLE, EN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Market Externalities</text:p>
          </table:table-cell>
          <table:table-cell table:style-name="Gnumeric-default" office:value-type="string">
            <text:p>MAR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MON</text:p>
          </table:table-cell>
          <table:table-cell table:style-name="Gnumeric-default" office:value-type="string">
            <text:p>UNS,ECO,INE,IND</text:p>
          </table:table-cell>
          <table:table-cell table:style-name="Gnumeric-default" office:value-type="string">
            <text:p>INF, FRE, SOC, AFF, LAN, AIR, CHE, SYS, NIT, POL, SPR, ENE, MON, BIO, HEA, CLE, UNR, COM, FOO, LOW, LAB, DIS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Inefficiency</text:p>
          </table:table-cell>
          <table:table-cell table:style-name="Gnumeric-default" office:value-type="string">
            <text:p>INE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IND,MAR,MON,SPR,SYS,UNS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OCIAL</text:p>
          </table:table-cell>
          <table:table-cell table:number-columns-repeated="255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ocial Inequity</text:p>
          </table:table-cell>
          <table:table-cell table:style-name="Gnumeric-default" office:value-type="string">
            <text:p>SOC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AFF,CLI,COM,DIS,ECO,FOO,HEA,POL,SYS,UNR</text:p>
          </table:table-cell>
          <table:table-cell table:style-name="Gnumeric-default" office:value-type="string">
            <text:p>POL,UNR,COM,LOW</text:p>
          </table:table-cell>
          <table:table-cell table:style-name="Gnumeric-default" office:value-type="string">
            <text:p>HEA, LAB, DIS, ECO, AFF, SPR, INF, SYS, INE, MON, LAN, FOO, BIO, MAR, IND, AIR, UNS, CHE, FRE, NIT, ENE, CL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Low Education</text:p>
          </table:table-cell>
          <table:table-cell table:style-name="Gnumeric-default" office:value-type="string">
            <text:p>LOW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ENE,HEA,LAB,SOC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Lack of Political Voice</text:p>
          </table:table-cell>
          <table:table-cell table:style-name="Gnumeric-default" office:value-type="string">
            <text:p>POL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AFF,LAB,SOC</text:p>
          </table:table-cell>
          <table:table-cell table:style-name="Gnumeric-default" office:value-type="string">
            <text:p>COM,SOC,LAB</text:p>
          </table:table-cell>
          <table:table-cell table:style-name="Gnumeric-default" office:value-type="string">
            <text:p>DIS, LOW, ECO, HEA, UNR, INF, SYS, AFF, SPR, MON, INE, MAR, IND, LAN, FOO, BIO, CHE, AIR, UNS, FRE, NIT, CLE, EN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Unrest &amp; Injustice</text:p>
          </table:table-cell>
          <table:table-cell table:style-name="Gnumeric-default" office:value-type="string">
            <text:p>UNR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AFF,SOC,SYS</text:p>
          </table:table-cell>
          <table:table-cell table:style-name="Gnumeric-default" office:value-type="string">
            <text:p>COM,SOC</text:p>
          </table:table-cell>
          <table:table-cell table:style-name="Gnumeric-default" office:value-type="string">
            <text:p>HEA, LOW, POL, AFF, LAB, ECO, DIS, SPR, INF, INE, LAN, SYS, BIO, MON, FOO, IND, MAR, UNS, AIR, CHE, FRE, NIT, CLE, EN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Lack of Community Networks</text:p>
          </table:table-cell>
          <table:table-cell table:style-name="Gnumeric-default" office:value-type="string">
            <text:p>COM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AFF,FOO,POL,SOC,UNR</text:p>
          </table:table-cell>
          <table:table-cell table:style-name="Gnumeric-default" office:value-type="string">
            <text:p>HEA,SOC</text:p>
          </table:table-cell>
          <table:table-cell table:style-name="Gnumeric-default" office:value-type="string">
            <text:p>AFF, POL, LOW, UNR, LAB, SPR, INE, DIS, ECO, LAN, SYS, INF, BIO, FOO, MON, MAR, IND, AIR, UNS, CHE, NIT, FRE, ENE, CL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LASS</text:p>
          </table:table-cell>
          <table:table-cell table:number-columns-repeated="255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Energy Shortage</text:p>
          </table:table-cell>
          <table:table-cell table:style-name="Gnumeric-default" office:value-type="string">
            <text:p>ENE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CLI,FRE</text:p>
          </table:table-cell>
          <table:table-cell table:style-name="Gnumeric-default" office:value-type="string">
            <text:p>AFF,LOW</text:p>
          </table:table-cell>
          <table:table-cell table:style-name="Gnumeric-default" office:value-type="string">
            <text:p>SOC, UNR, SPR, POL, COM, LAN, HEA, INE, LAB, FOO, ECO, BIO, DIS, SYS, INF, MON, MAR, IND, CHE, UNS, AIR, NIT, FRE, CL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Lack of Healthcare</text:p>
          </table:table-cell>
          <table:table-cell table:style-name="Gnumeric-default" office:value-type="string">
            <text:p>HEA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AIR,CHE,CLE,CLI,COM,FOO,LAB</text:p>
          </table:table-cell>
          <table:table-cell table:style-name="Gnumeric-default" office:value-type="string">
            <text:p>SOC,AFF,LOW</text:p>
          </table:table-cell>
          <table:table-cell table:style-name="Gnumeric-default" office:value-type="string">
            <text:p>COM, SPR, UNR, POL, LAN, INE, LAB, ECO, FOO, DIS, BIO, INF, SYS, MON, IND, MAR, UNS, AIR, CHE, NIT, FRE, CLE, EN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Lack of Affordable Housing</text:p>
          </table:table-cell>
          <table:table-cell table:style-name="Gnumeric-default" office:value-type="string">
            <text:p>AFF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string">
            <text:p>ECO,ENE,HEA,SPR</text:p>
          </table:table-cell>
          <table:table-cell table:style-name="Gnumeric-default" office:value-type="string">
            <text:p>COM,SPR,SOC,POL,UNR</text:p>
          </table:table-cell>
          <table:table-cell table:style-name="Gnumeric-default" office:value-type="string">
            <text:p>HEA, LOW, INE, LAN, LAB, FOO, ECO, BIO, DIS, SYS, INF, MON, IND, MAR, UNS, CHE, AIR, FRE, NIT, ENE, CL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lean Water Shortage</text:p>
          </table:table-cell>
          <table:table-cell table:style-name="Gnumeric-default" office:value-type="string">
            <text:p>CLE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FRE</text:p>
          </table:table-cell>
          <table:table-cell table:style-name="Gnumeric-default" office:value-type="string">
            <text:p>HEA</text:p>
          </table:table-cell>
          <table:table-cell table:style-name="Gnumeric-default" office:value-type="string">
            <text:p>SOC, AFF, LOW, POL, SPR, UNR, COM, LAN, LAB, INE, BIO, FOO, DIS, ECO, INF, SYS, MON, IND, MAR, AIR, CHE, UNS, NIT, FRE, EN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Food Shortage</text:p>
          </table:table-cell>
          <table:table-cell table:style-name="Gnumeric-default" office:value-type="string">
            <text:p>FOO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CLI,FRE,LAN,NIT,OCE</text:p>
          </table:table-cell>
          <table:table-cell table:style-name="Gnumeric-default" office:value-type="string">
            <text:p>COM,HEA,SOC</text:p>
          </table:table-cell>
          <table:table-cell table:style-name="Gnumeric-default" office:value-type="string">
            <text:p>AFF, UNR, LOW, POL, SPR, LAB, LAN, DIS, INE, ECO, BIO, SYS, INF, MON, IND, MAR, UNS, AIR, CHE, FRE, NIT, ENE, CL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ENVIRONMENTAL</text:p>
          </table:table-cell>
          <table:table-cell table:number-columns-repeated="255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Biodiversity Loss</text:p>
          </table:table-cell>
          <table:table-cell table:style-name="Gnumeric-default" office:value-type="string">
            <text:p>BIO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CHE,CLI,LAN,NIT,OCE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hemical Pollution</text:p>
          </table:table-cell>
          <table:table-cell table:style-name="Gnumeric-default" office:value-type="string">
            <text:p>CHE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FOS,IND,UNS</text:p>
          </table:table-cell>
          <table:table-cell table:style-name="Gnumeric-default" office:value-type="string">
            <text:p>FRE,HEA,BIO</text:p>
          </table:table-cell>
          <table:table-cell table:style-name="Gnumeric-default" office:value-type="string">
            <text:p>LOW, CLE, FOO, ENE, SOC, AFF, SPR, COM, POL, UNR, LAN, INE, LAB, DIS, ECO, SYS, INF, MON, MAR, IND, UNS, AIR, NIT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limate Change</text:p>
          </table:table-cell>
          <table:table-cell table:style-name="Gnumeric-default" office:value-type="string">
            <text:p>CLI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string">
            <text:p>FOS</text:p>
          </table:table-cell>
          <table:table-cell table:style-name="Gnumeric-default" office:value-type="string">
            <text:p>FOO,ENE,BIO,HEA,SOC,FRE,LAN</text:p>
          </table:table-cell>
          <table:table-cell table:style-name="Gnumeric-default" office:value-type="string">
            <text:p>AFF, LOW, CLE, UNR, POL, COM, SPR, LAB, ECO, DIS, INE, INF, SYS, MON, IND, MAR, AIR, CHE, UNS, NIT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Freshwater Depletion</text:p>
          </table:table-cell>
          <table:table-cell table:style-name="Gnumeric-default" office:value-type="string">
            <text:p>FRE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CHE,CLI,UNS</text:p>
          </table:table-cell>
          <table:table-cell table:style-name="Gnumeric-default" office:value-type="string">
            <text:p>CLE,FOO,ENE</text:p>
          </table:table-cell>
          <table:table-cell table:style-name="Gnumeric-default" office:value-type="string">
            <text:p>SOC, COM, LOW, AFF, HEA, SPR, POL, UNR, INE, LAB, LAN, ECO, DIS, BIO, SYS, INF, MON, MAR, IND, CHE, AIR, UNS, NIT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ir &amp; Ozone Degradation</text:p>
          </table:table-cell>
          <table:table-cell table:style-name="Gnumeric-default" office:value-type="string">
            <text:p>AIR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IND</text:p>
          </table:table-cell>
          <table:table-cell table:style-name="Gnumeric-default" office:value-type="string">
            <text:p>HEA</text:p>
          </table:table-cell>
          <table:table-cell table:style-name="Gnumeric-default" office:value-type="string">
            <text:p>SOC, LOW, AFF, UNR, SPR, POL, COM, INE, LAB, LAN, DIS, ECO, FOO, BIO, SYS, INF, MON, MAR, IND, CHE, UNS, NIT, FRE, CLE, EN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Ocean Degradation</text:p>
          </table:table-cell>
          <table:table-cell table:style-name="Gnumeric-default" office:value-type="string">
            <text:p>OCE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FOS</text:p>
          </table:table-cell>
          <table:table-cell table:style-name="Gnumeric-default" office:value-type="string">
            <text:p>FOO,BIO</text:p>
          </table:table-cell>
          <table:table-cell table:style-name="Gnumeric-default" office:value-type="string">
            <text:p>HEA, SOC, COM, UNR, POL, LOW, AFF, LAB, SPR, DIS, INE, ECO, LAN, SYS, INF, MON, MAR, IND, UNS, CHE, AIR, FRE, NIT, ENE, CL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Land Conversion</text:p>
          </table:table-cell>
          <table:table-cell table:style-name="Gnumeric-default" office:value-type="string">
            <text:p>LAN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CLI,SPR,UNS</text:p>
          </table:table-cell>
          <table:table-cell table:style-name="Gnumeric-default" office:value-type="string">
            <text:p>FOO,BIO</text:p>
          </table:table-cell>
          <table:table-cell table:style-name="Gnumeric-default" office:value-type="string">
            <text:p>HEA, SOC, COM, LOW, POL, AFF, UNR, SPR, LAB, DIS, INE, ECO, SYS, INF, MON, MAR, IND, UNS, AIR, CHE, NIT, FRE, ENE, CL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Nitrogen &amp; Phosphorous Loading</text:p>
          </table:table-cell>
          <table:table-cell table:style-name="Gnumeric-default" office:value-type="string">
            <text:p>NIT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FOS,UNS</text:p>
          </table:table-cell>
          <table:table-cell table:style-name="Gnumeric-default" office:value-type="string">
            <text:p>FOO,BIO</text:p>
          </table:table-cell>
          <table:table-cell table:style-name="Gnumeric-default" office:value-type="string">
            <text:p>HEA, SOC, COM, AFF, LOW, POL, UNR, SPR, LAB, ECO, INE, DIS, LAN, INF, SYS, MON, MAR, IND, AIR, UNS, CHE, FRE, CLE, EN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LIVING STANDARDS</text:p>
          </table:table-cell>
          <table:table-cell table:number-columns-repeated="255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Economic Inequality</text:p>
          </table:table-cell>
          <table:table-cell table:style-name="Gnumeric-default" office:value-type="string">
            <text:p>ECO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DIS,INF,LAB,MAR,SYS</text:p>
          </table:table-cell>
          <table:table-cell table:style-name="Gnumeric-default" office:value-type="string">
            <text:p>INF,AFF,SOC,SYS</text:p>
          </table:table-cell>
          <table:table-cell table:style-name="Gnumeric-default" office:value-type="string">
            <text:p>COM, UNR, MON, INE, POL, LOW, SPR, LAN, HEA, LAB, IND, MAR, BIO, CHE, UNS, FOO, AIR, DIS, FRE, NIT, ENE, CL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iscrimination</text:p>
          </table:table-cell>
          <table:table-cell table:style-name="Gnumeric-default" office:value-type="string">
            <text:p>DIS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LAB</text:p>
          </table:table-cell>
          <table:table-cell table:style-name="Gnumeric-default" office:value-type="string">
            <text:p>ECO,SOC</text:p>
          </table:table-cell>
          <table:table-cell table:style-name="Gnumeric-default" office:value-type="string">
            <text:p>SYS, AFF, LOW, UNR, POL, INF, COM, LAB, INE, SPR, MON, HEA, IND, LAN, MAR, UNS, BIO, CHE, FOO, AIR, NIT, FRE, CLE, EN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Low Labour Standards</text:p>
          </table:table-cell>
          <table:table-cell table:style-name="Gnumeric-default" office:value-type="string">
            <text:p>LAB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string">
            <text:p>MON,POL</text:p>
          </table:table-cell>
          <table:table-cell table:style-name="Gnumeric-default" office:value-type="string">
            <text:p>ECO,HEA,DIS,POL,LOW</text:p>
          </table:table-cell>
          <table:table-cell table:style-name="Gnumeric-default" office:value-type="string">
            <text:p>INF, SOC, SYS, AFF, COM, MON, INE, UNR, SPR, MAR, IND, LAN, UNS, CHE, AIR, FOO, BIO, FRE, NIT, ENE, CL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ystemic Corruption</text:p>
          </table:table-cell>
          <table:table-cell table:style-name="Gnumeric-default" office:value-type="string">
            <text:p>SYS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string">
            <text:p>ECO,MON</text:p>
          </table:table-cell>
          <table:table-cell table:style-name="Gnumeric-default" office:value-type="string">
            <text:p>ECO,INE,MON,SOC,INF,UNR</text:p>
          </table:table-cell>
          <table:table-cell table:style-name="Gnumeric-default" office:value-type="string">
            <text:p>AFF, LOW, IND, LAB, COM, POL, MAR, AIR, UNS, HEA, CHE, DIS, SPR, LAN, FRE, BIO, NIT, ENE, CLE, FOO</text:p>
          </table:table-cell>
          <table:table-cell table:number-columns-repeated="248" table:style-name="Gnumeric-default"/>
        </table:table-row>
        <table:table-row table:style-name="AROW-0" table:number-rows-repeated="65499">
          <table:table-cell table:number-columns-repeated="256"/>
        </table:table-row>
        <table:named-expressions>
          <table:named-expression table:name="Sheet_Title" table:expression="of:=&quot;map20211122.tsv&quot;" table:base-cell-address="$'map20211122.tsv'.$A$1"/>
          <table:named-expression table:name="Print_Area" table:expression="of:=#REF!" table:base-cell-address="$'map20211122.tsv'.$A$1"/>
        </table:named-expressions>
        <gnm:selections gnm:cursor-col="1" gnm:cursor-row="7">
          <gnm:selection gnm:start-col="1" gnm:start-row="7" gnm:end-col="1" gnm:end-row="7"/>
        </gnm:selections>
      </table:table>
      <table:table table:name="small" table:style-name="ta-1" table:print="true">
        <office:forms form:automatic-focus="false" form:apply-design-mode="false">
          <form:form/>
        </office:forms>
        <table:table-column table:default-cell-style-name="ACE-1" table:style-name="ACOL-0" table:number-columns-repeated="8"/>
        <table:table-column table:default-cell-style-name="ACE-1" table:style-name="ACOL-0" table:number-columns-repeated="248"/>
        <table:table-row table:style-name="AROW-0">
          <table:table-cell table:style-name="ACE-1" office:value-type="string">
            <text:p>CAT</text:p>
          </table:table-cell>
          <table:table-cell table:style-name="ACE-1" office:value-type="string">
            <text:p>NAME</text:p>
          </table:table-cell>
          <table:table-cell table:style-name="ACE-1" office:value-type="string">
            <text:p>CODE</text:p>
          </table:table-cell>
          <table:table-cell table:style-name="ACE-1" office:value-type="string">
            <text:p>#INF</text:p>
          </table:table-cell>
          <table:table-cell table:style-name="ACE-1" office:value-type="string">
            <text:p>#OUTF</text:p>
          </table:table-cell>
          <table:table-cell table:style-name="ACE-1" office:value-type="string">
            <text:p>INFLOWS</text:p>
          </table:table-cell>
          <table:table-cell table:style-name="ACE-1" office:value-type="string">
            <text:p>OUTFLOWS</text:p>
          </table:table-cell>
          <table:table-cell table:style-name="ACE-1" office:value-type="string">
            <text:p>CASCADE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INDUSTRIAL</text:p>
          </table:table-cell>
          <table:table-cell table:number-columns-repeated="255" table:style-name="ACE-1"/>
        </table:table-row>
        <table:table-row table:style-name="AROW-0">
          <table:table-cell table:style-name="ACE-1"/>
          <table:table-cell table:style-name="ACE-1" office:value-type="string">
            <text:p>Unsustainable Harvesting</text:p>
          </table:table-cell>
          <table:table-cell table:style-name="ACE-1" office:value-type="string">
            <text:p>UNS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4">
            <text:p>4</text:p>
          </table:table-cell>
          <table:table-cell table:style-name="ACE-1" office:value-type="string">
            <text:p>MAR</text:p>
          </table:table-cell>
          <table:table-cell table:style-name="ACE-1" office:value-type="string">
            <text:p>POL,OCE,FRE,LAN</text:p>
          </table:table-cell>
          <table:table-cell table:style-name="ACE-1" office:value-type="string">
            <text:p>BIO, FOO, HEA, INS, SPR, VOI, UNR, SOC, LOW, ECO, SYS, INF, MON, MAR, IND, CLI</text:p>
          </table:table-cell>
          <table:table-cell table:number-columns-repeated="248" table:style-name="ACE-1"/>
        </table:table-row>
        <table:table-row table:style-name="AROW-0">
          <table:table-cell table:style-name="ACE-1"/>
          <table:table-cell table:style-name="ACE-1" office:value-type="string">
            <text:p>Industrial Emissions</text:p>
          </table:table-cell>
          <table:table-cell table:style-name="ACE-1" office:value-type="string">
            <text:p>IND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MAR,MON</text:p>
          </table:table-cell>
          <table:table-cell table:style-name="ACE-1" office:value-type="string">
            <text:p>POL,CLI,OCE</text:p>
          </table:table-cell>
          <table:table-cell table:style-name="ACE-1" office:value-type="string">
            <text:p>FOO, SOC, HEA, LAN, INS, FRE, BIO, SPR, VOI, UNR, LOW, ECO, SYS, INF, MON, MAR, UNS</text:p>
          </table:table-cell>
          <table:table-cell table:number-columns-repeated="248" table:style-name="ACE-1"/>
        </table:table-row>
        <table:table-row table:style-name="AROW-0">
          <table:table-cell table:style-name="ACE-1"/>
          <table:table-cell table:style-name="ACE-1" office:value-type="string">
            <text:p>Sprawl</text:p>
          </table:table-cell>
          <table:table-cell table:style-name="ACE-1" office:value-type="string">
            <text:p>SPR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INS</text:p>
          </table:table-cell>
          <table:table-cell table:style-name="ACE-1" office:value-type="string">
            <text:p>LAN,INS</text:p>
          </table:table-cell>
          <table:table-cell table:style-name="ACE-1" office:value-type="string">
            <text:p>UNR, VOI, SOC, BIO, FOO, LOW, HEA, ECO, INF, SYS, MON, IND, MAR, CLI, OCE, POL, UNS, FRE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ECONOMIC</text:p>
          </table:table-cell>
          <table:table-cell table:number-columns-repeated="255" table:style-name="ACE-1"/>
        </table:table-row>
        <table:table-row table:style-name="AROW-0">
          <table:table-cell table:style-name="ACE-1"/>
          <table:table-cell table:style-name="ACE-1" office:value-type="string">
            <text:p>Inflation</text:p>
          </table:table-cell>
          <table:table-cell table:style-name="ACE-1" office:value-type="string">
            <text:p>INF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ECO,SYS</text:p>
          </table:table-cell>
          <table:table-cell table:style-name="ACE-1" office:value-type="string">
            <text:p>ECO</text:p>
          </table:table-cell>
          <table:table-cell table:style-name="ACE-1" office:value-type="string">
            <text:p>INS, SYS, SOC, MON, VOI, SPR, UNR, IND, MAR, LAN, LOW, BIO, HEA, CLI, POL, UNS, FOO, OCE, FRE</text:p>
          </table:table-cell>
          <table:table-cell table:number-columns-repeated="248" table:style-name="ACE-1"/>
        </table:table-row>
        <table:table-row table:style-name="AROW-0">
          <table:table-cell table:style-name="ACE-1"/>
          <table:table-cell table:style-name="ACE-1" office:value-type="string">
            <text:p>Monopoly</text:p>
          </table:table-cell>
          <table:table-cell table:style-name="ACE-1" office:value-type="string">
            <text:p>MON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4">
            <text:p>4</text:p>
          </table:table-cell>
          <table:table-cell table:style-name="ACE-1" office:value-type="string">
            <text:p>SYS</text:p>
          </table:table-cell>
          <table:table-cell table:style-name="ACE-1" office:value-type="string">
            <text:p>MAR,IND,SYS,LOW</text:p>
          </table:table-cell>
          <table:table-cell table:style-name="ACE-1" office:value-type="string">
            <text:p>ECO, UNS, POL, SOC, OCE, CLI, INF, UNR, HEA, VOI, LAN, BIO, FRE, INS, FOO, SPR</text:p>
          </table:table-cell>
          <table:table-cell table:number-columns-repeated="248" table:style-name="ACE-1"/>
        </table:table-row>
        <table:table-row table:style-name="AROW-0">
          <table:table-cell table:style-name="ACE-1"/>
          <table:table-cell table:style-name="ACE-1" office:value-type="string">
            <text:p>Market Externalities</text:p>
          </table:table-cell>
          <table:table-cell table:style-name="ACE-1" office:value-type="string">
            <text:p>MAR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MON</text:p>
          </table:table-cell>
          <table:table-cell table:style-name="ACE-1" office:value-type="string">
            <text:p>UNS,ECO,IND</text:p>
          </table:table-cell>
          <table:table-cell table:style-name="ACE-1" office:value-type="string">
            <text:p>INF, OCE, LAN, FRE, POL, CLI, SYS, SOC, INS, UNR, SPR, MON, VOI, BIO, FOO, HEA, LOW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SOCIAL</text:p>
          </table:table-cell>
          <table:table-cell table:number-columns-repeated="255" table:style-name="ACE-1"/>
        </table:table-row>
        <table:table-row table:style-name="AROW-0">
          <table:table-cell table:style-name="ACE-1"/>
          <table:table-cell table:style-name="ACE-1" office:value-type="string">
            <text:p>Social Inequity</text:p>
          </table:table-cell>
          <table:table-cell table:style-name="ACE-1" office:value-type="string">
            <text:p>SOC</text:p>
          </table:table-cell>
          <table:table-cell table:style-name="ACE-1" office:value-type="float" office:value="9">
            <text:p>9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CLI,ECO,FOO,HEA,INS,LOW,SYS,UNR,VOI</text:p>
          </table:table-cell>
          <table:table-cell table:style-name="ACE-1" office:value-type="string">
            <text:p>VOI,UNR</text:p>
          </table:table-cell>
          <table:table-cell table:style-name="ACE-1" office:value-type="string">
            <text:p>LOW, HEA, ECO, INF, INS, SYS, MON, SPR, MAR, LAN, IND, UNS, POL, BIO, FOO, OCE, CLI, FRE</text:p>
          </table:table-cell>
          <table:table-cell table:number-columns-repeated="248" table:style-name="ACE-1"/>
        </table:table-row>
        <table:table-row table:style-name="AROW-0">
          <table:table-cell table:style-name="ACE-1"/>
          <table:table-cell table:style-name="ACE-1" office:value-type="string">
            <text:p>Lack of Political Voice</text:p>
          </table:table-cell>
          <table:table-cell table:style-name="ACE-1" office:value-type="string">
            <text:p>VOI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INS,LOW,SOC</text:p>
          </table:table-cell>
          <table:table-cell table:style-name="ACE-1" office:value-type="string">
            <text:p>SOC,LOW</text:p>
          </table:table-cell>
          <table:table-cell table:style-name="ACE-1" office:value-type="string">
            <text:p>UNR, HEA, ECO, INS, SYS, INF, MON, SPR, LAN, MAR, IND, POL, CLI, BIO, UNS, FOO, OCE, FRE</text:p>
          </table:table-cell>
          <table:table-cell table:number-columns-repeated="248" table:style-name="ACE-1"/>
        </table:table-row>
        <table:table-row table:style-name="AROW-0">
          <table:table-cell table:style-name="ACE-1"/>
          <table:table-cell table:style-name="ACE-1" office:value-type="string">
            <text:p>Unrest &amp; Injustice</text:p>
          </table:table-cell>
          <table:table-cell table:style-name="ACE-1" office:value-type="string">
            <text:p>UNR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INS,SOC,SYS</text:p>
          </table:table-cell>
          <table:table-cell table:style-name="ACE-1" office:value-type="string">
            <text:p>SOC</text:p>
          </table:table-cell>
          <table:table-cell table:style-name="ACE-1" office:value-type="string">
            <text:p>VOI, LOW, ECO, HEA, SYS, INS, INF, SPR, MON, LAN, MAR, IND, FOO, CLI, BIO, UNS, POL, OCE, FRE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CLASS</text:p>
          </table:table-cell>
          <table:table-cell table:number-columns-repeated="255" table:style-name="ACE-1"/>
        </table:table-row>
        <table:table-row table:style-name="AROW-0">
          <table:table-cell table:style-name="ACE-1"/>
          <table:table-cell table:style-name="ACE-1" office:value-type="string">
            <text:p>Insufficient Housing &amp; Energy</text:p>
          </table:table-cell>
          <table:table-cell table:style-name="ACE-1" office:value-type="string">
            <text:p>INS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4">
            <text:p>4</text:p>
          </table:table-cell>
          <table:table-cell table:style-name="ACE-1" office:value-type="string">
            <text:p>CLI,ECO,FRE,HEA,SPR</text:p>
          </table:table-cell>
          <table:table-cell table:style-name="ACE-1" office:value-type="string">
            <text:p>SPR,SOC,VOI,UNR</text:p>
          </table:table-cell>
          <table:table-cell table:style-name="ACE-1" office:value-type="string">
            <text:p>LAN, LOW, HEA, FOO, ECO, BIO, SYS, INF, MON, IND, MAR, OCE, POL, UNS, CLI, FRE</text:p>
          </table:table-cell>
          <table:table-cell table:number-columns-repeated="248" table:style-name="ACE-1"/>
        </table:table-row>
        <table:table-row table:style-name="AROW-0">
          <table:table-cell table:style-name="ACE-1"/>
          <table:table-cell table:style-name="ACE-1" office:value-type="string">
            <text:p>Lack of Healthcare</text:p>
          </table:table-cell>
          <table:table-cell table:style-name="ACE-1" office:value-type="string">
            <text:p>HEA</text:p>
          </table:table-cell>
          <table:table-cell table:style-name="ACE-1" office:value-type="float" office:value="4">
            <text:p>4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CLI,FOO,LOW,POL</text:p>
          </table:table-cell>
          <table:table-cell table:style-name="ACE-1" office:value-type="string">
            <text:p>SOC,INS</text:p>
          </table:table-cell>
          <table:table-cell table:style-name="ACE-1" office:value-type="string">
            <text:p>VOI, SPR, UNR, LAN, LOW, ECO, BIO, FOO, SYS, INF, MON, IND, MAR, OCE, UNS, CLI, POL, FRE</text:p>
          </table:table-cell>
          <table:table-cell table:number-columns-repeated="248" table:style-name="ACE-1"/>
        </table:table-row>
        <table:table-row table:style-name="AROW-0">
          <table:table-cell table:style-name="ACE-1"/>
          <table:table-cell table:style-name="ACE-1" office:value-type="string">
            <text:p>Food &amp; Water Shortage</text:p>
          </table:table-cell>
          <table:table-cell table:style-name="ACE-1" office:value-type="string">
            <text:p>FOO</text:p>
          </table:table-cell>
          <table:table-cell table:style-name="ACE-1" office:value-type="float" office:value="4">
            <text:p>4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CLI,FRE,LAN,OCE</text:p>
          </table:table-cell>
          <table:table-cell table:style-name="ACE-1" office:value-type="string">
            <text:p>HEA,SOC</text:p>
          </table:table-cell>
          <table:table-cell table:style-name="ACE-1" office:value-type="string">
            <text:p>INS, VOI, UNR, SPR, LOW, LAN, ECO, BIO, INF, SYS, MON, MAR, IND, POL, OCE, CLI, UNS, FRE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ENVIRONMENTAL</text:p>
          </table:table-cell>
          <table:table-cell table:number-columns-repeated="255" table:style-name="ACE-1"/>
        </table:table-row>
        <table:table-row table:style-name="AROW-0">
          <table:table-cell table:style-name="ACE-1"/>
          <table:table-cell table:style-name="ACE-1" office:value-type="string">
            <text:p>Biodiversity Loss</text:p>
          </table:table-cell>
          <table:table-cell table:style-name="ACE-1" office:value-type="string">
            <text:p>BIO</text:p>
          </table:table-cell>
          <table:table-cell table:style-name="ACE-1" office:value-type="float" office:value="4">
            <text:p>4</text:p>
          </table:table-cell>
          <table:table-cell table:style-name="ACE-1" office:value-type="float" office:value="0">
            <text:p>0</text:p>
          </table:table-cell>
          <table:table-cell table:style-name="ACE-1" office:value-type="string">
            <text:p>CLI,LAN,OCE,POL</text:p>
          </table:table-cell>
          <table:table-cell table:number-columns-repeated="250" table:style-name="ACE-1"/>
        </table:table-row>
        <table:table-row table:style-name="AROW-0">
          <table:table-cell table:style-name="ACE-1"/>
          <table:table-cell table:style-name="ACE-1" office:value-type="string">
            <text:p>Pollution</text:p>
          </table:table-cell>
          <table:table-cell table:style-name="ACE-1" office:value-type="string">
            <text:p>POL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IND,UNS</text:p>
          </table:table-cell>
          <table:table-cell table:style-name="ACE-1" office:value-type="string">
            <text:p>FRE,HEA,BIO</text:p>
          </table:table-cell>
          <table:table-cell table:style-name="ACE-1" office:value-type="string">
            <text:p>SOC, INS, FOO, UNR, SPR, VOI, LAN, LOW, ECO, SYS, INF, MON, IND, MAR, UNS, OCE, CLI</text:p>
          </table:table-cell>
          <table:table-cell table:number-columns-repeated="248" table:style-name="ACE-1"/>
        </table:table-row>
        <table:table-row table:style-name="AROW-0">
          <table:table-cell table:style-name="ACE-1"/>
          <table:table-cell table:style-name="ACE-1" office:value-type="string">
            <text:p>Climate Change</text:p>
          </table:table-cell>
          <table:table-cell table:style-name="ACE-1" office:value-type="string">
            <text:p>CLI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7">
            <text:p>7</text:p>
          </table:table-cell>
          <table:table-cell table:style-name="ACE-1" office:value-type="string">
            <text:p>IND</text:p>
          </table:table-cell>
          <table:table-cell table:style-name="ACE-1" office:value-type="string">
            <text:p>FOO,INS,BIO,HEA,SOC,FRE,LAN</text:p>
          </table:table-cell>
          <table:table-cell table:style-name="ACE-1" office:value-type="string">
            <text:p>SPR, VOI, UNR, LOW, ECO, INF, SYS, MON, IND, MAR, UNS, OCE, POL</text:p>
          </table:table-cell>
          <table:table-cell table:number-columns-repeated="248" table:style-name="ACE-1"/>
        </table:table-row>
        <table:table-row table:style-name="AROW-0">
          <table:table-cell table:style-name="ACE-1"/>
          <table:table-cell table:style-name="ACE-1" office:value-type="string">
            <text:p>Freshwater Depletion</text:p>
          </table:table-cell>
          <table:table-cell table:style-name="ACE-1" office:value-type="string">
            <text:p>FRE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CLI,POL,UNS</text:p>
          </table:table-cell>
          <table:table-cell table:style-name="ACE-1" office:value-type="string">
            <text:p>FOO,INS</text:p>
          </table:table-cell>
          <table:table-cell table:style-name="ACE-1" office:value-type="string">
            <text:p>SOC, UNR, HEA, VOI, SPR, LAN, LOW, BIO, ECO, SYS, INF, MON, IND, MAR, UNS, POL, OCE, CLI</text:p>
          </table:table-cell>
          <table:table-cell table:number-columns-repeated="248" table:style-name="ACE-1"/>
        </table:table-row>
        <table:table-row table:style-name="AROW-0">
          <table:table-cell table:style-name="ACE-1"/>
          <table:table-cell table:style-name="ACE-1" office:value-type="string">
            <text:p>Ocean Degradation</text:p>
          </table:table-cell>
          <table:table-cell table:style-name="ACE-1" office:value-type="string">
            <text:p>OCE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IND,UNS</text:p>
          </table:table-cell>
          <table:table-cell table:style-name="ACE-1" office:value-type="string">
            <text:p>FOO,BIO</text:p>
          </table:table-cell>
          <table:table-cell table:style-name="ACE-1" office:value-type="string">
            <text:p>HEA, SOC, UNR, INS, VOI, SPR, LOW, ECO, LAN, INF, SYS, MON, MAR, IND, CLI, UNS, POL, FRE</text:p>
          </table:table-cell>
          <table:table-cell table:number-columns-repeated="248" table:style-name="ACE-1"/>
        </table:table-row>
        <table:table-row table:style-name="AROW-0">
          <table:table-cell table:style-name="ACE-1"/>
          <table:table-cell table:style-name="ACE-1" office:value-type="string">
            <text:p>Land Conversion</text:p>
          </table:table-cell>
          <table:table-cell table:style-name="ACE-1" office:value-type="string">
            <text:p>LAN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CLI,SPR,UNS</text:p>
          </table:table-cell>
          <table:table-cell table:style-name="ACE-1" office:value-type="string">
            <text:p>FOO,BIO</text:p>
          </table:table-cell>
          <table:table-cell table:style-name="ACE-1" office:value-type="string">
            <text:p>HEA, SOC, VOI, UNR, INS, SPR, LOW, ECO, SYS, INF, MON, IND, MAR, POL, UNS, CLI, OCE, FRE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LIVING STANDARDS</text:p>
          </table:table-cell>
          <table:table-cell table:number-columns-repeated="255" table:style-name="ACE-1"/>
        </table:table-row>
        <table:table-row table:style-name="AROW-0">
          <table:table-cell table:style-name="ACE-1"/>
          <table:table-cell table:style-name="ACE-1" office:value-type="string">
            <text:p>Economic Inequality</text:p>
          </table:table-cell>
          <table:table-cell table:style-name="ACE-1" office:value-type="string">
            <text:p>ECO</text:p>
          </table:table-cell>
          <table:table-cell table:style-name="ACE-1" office:value-type="float" office:value="4">
            <text:p>4</text:p>
          </table:table-cell>
          <table:table-cell table:style-name="ACE-1" office:value-type="float" office:value="4">
            <text:p>4</text:p>
          </table:table-cell>
          <table:table-cell table:style-name="ACE-1" office:value-type="string">
            <text:p>INF,LOW,MAR,SYS</text:p>
          </table:table-cell>
          <table:table-cell table:style-name="ACE-1" office:value-type="string">
            <text:p>INF,INS,SOC,SYS</text:p>
          </table:table-cell>
          <table:table-cell table:style-name="ACE-1" office:value-type="string">
            <text:p>SPR, MON, VOI, UNR, MAR, LOW, IND, LAN, CLI, FOO, OCE, BIO, POL, UNS, HEA, FRE</text:p>
          </table:table-cell>
          <table:table-cell table:number-columns-repeated="248" table:style-name="ACE-1"/>
        </table:table-row>
        <table:table-row table:style-name="AROW-0">
          <table:table-cell table:style-name="ACE-1"/>
          <table:table-cell table:style-name="ACE-1" office:value-type="string">
            <text:p>Low Labour Standards</text:p>
          </table:table-cell>
          <table:table-cell table:style-name="ACE-1" office:value-type="string">
            <text:p>LOW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4">
            <text:p>4</text:p>
          </table:table-cell>
          <table:table-cell table:style-name="ACE-1" office:value-type="string">
            <text:p>MON,VOI</text:p>
          </table:table-cell>
          <table:table-cell table:style-name="ACE-1" office:value-type="string">
            <text:p>SOC,ECO,HEA,VOI</text:p>
          </table:table-cell>
          <table:table-cell table:style-name="ACE-1" office:value-type="string">
            <text:p>INF, INS, SYS, UNR, MON, SPR, IND, LAN, MAR, CLI, FOO, BIO, OCE, POL, UNS, FRE</text:p>
          </table:table-cell>
          <table:table-cell table:number-columns-repeated="248" table:style-name="ACE-1"/>
        </table:table-row>
        <table:table-row table:style-name="AROW-0">
          <table:table-cell table:style-name="ACE-1"/>
          <table:table-cell table:style-name="ACE-1" office:value-type="string">
            <text:p>Systemic Corruption</text:p>
          </table:table-cell>
          <table:table-cell table:style-name="ACE-1" office:value-type="string">
            <text:p>SYS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5">
            <text:p>5</text:p>
          </table:table-cell>
          <table:table-cell table:style-name="ACE-1" office:value-type="string">
            <text:p>ECO,MON</text:p>
          </table:table-cell>
          <table:table-cell table:style-name="ACE-1" office:value-type="string">
            <text:p>ECO,MON,SOC,INF,UNR</text:p>
          </table:table-cell>
          <table:table-cell table:style-name="ACE-1" office:value-type="string">
            <text:p>INS, MAR, VOI, LOW, IND, CLI, SPR, UNS, POL, HEA, OCE, BIO, FRE, LAN, FOO</text:p>
          </table:table-cell>
          <table:table-cell table:number-columns-repeated="248" table:style-name="ACE-1"/>
        </table:table-row>
        <table:table-row table:style-name="AROW-0" table:number-rows-repeated="65508">
          <table:table-cell table:number-columns-repeated="256"/>
        </table:table-row>
        <table:named-expressions>
          <table:named-expression table:name="Sheet_Title" table:expression="of:=&quot;small&quot;" table:base-cell-address="$'small'.$A$1"/>
          <table:named-expression table:name="Print_Area" table:expression="of:=#REF!" table:base-cell-address="$'small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3.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map20211122.t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mal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12-02T19:10:22Z</dc:date>
    <meta:creation-date>2021-12-02T19:08:54Z</meta:creation-date>
    <meta:generator>gnumeric/1.12.50</meta:generator>
  </office:meta>
</office:document-meta>
</file>